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Helvetica, sans-serif"/>
    <style:font-face style:name="Arial3" svg:font-family="Arial, sans-serif"/>
    <style:font-face style:name="Lucida Grande" svg:font-family="'Lucida Grande', helvetica, arial, verdana, sans-serif"/>
    <style:font-face style:name="arial" svg:font-family="arial, helvetic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style:font-name-complex="Arial4"/>
    </style:style>
    <style:style style:name="P2" style:family="paragraph" style:parent-style-name="Standard">
      <style:paragraph-properties fo:text-align="center" style:justify-single-word="false"/>
      <style:text-properties style:font-name="Arial1" style:font-name-complex="Arial4"/>
    </style:style>
    <style:style style:name="P3"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style:font-name-complex="Arial4"/>
    </style:style>
    <style:style style:name="P4" style:family="paragraph" style:parent-style-name="Standard">
      <style:text-properties style:font-name="Arial1" fo:font-weight="bold" style:font-weight-asian="bold" style:font-name-complex="Arial4"/>
    </style:style>
    <style:style style:name="P5" style:family="paragraph" style:parent-style-name="Standard">
      <style:text-properties style:font-name="Arial1" style:text-underline-style="solid" style:text-underline-width="auto" style:text-underline-color="font-color" fo:font-weight="bold" style:font-weight-asian="bold" style:font-name-complex="Arial4"/>
    </style:style>
    <style:style style:name="P6" style:family="paragraph" style:parent-style-name="Standard">
      <style:paragraph-properties fo:text-align="center" style:justify-single-word="false"/>
      <style:text-properties style:font-name="Arial1" fo:font-size="14pt" fo:font-weight="bold" style:font-size-asian="14pt" style:font-weight-asian="bold" style:font-name-complex="Arial4" style:font-size-complex="14pt"/>
    </style:style>
    <style:style style:name="P7" style:family="paragraph" style:parent-style-name="Standard">
      <style:paragraph-properties fo:text-align="center"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1" fo:font-size="14pt" fo:font-weight="bold" style:font-size-asian="14pt" style:font-weight-asian="bold" style:font-name-complex="Arial4" style:font-size-complex="14pt"/>
    </style:style>
    <style:style style:name="P8" style:family="paragraph" style:parent-style-name="Standard" style:master-page-name="Standard">
      <style:paragraph-properties fo:text-align="center" style:justify-single-word="false" style:page-number="auto"/>
      <style:text-properties style:font-name="Arial1" style:font-name-complex="Arial4"/>
    </style:style>
    <style:style style:name="P9" style:family="paragraph" style:parent-style-name="Standard">
      <style:text-properties style:font-name="Arial1"/>
    </style:style>
    <style:style style:name="P10" style:family="paragraph" style:parent-style-name="Standard">
      <style:text-properties style:font-name="Arial1" fo:font-weight="bold" style:font-weight-asian="bold" style:font-name-complex="Arial4"/>
    </style:style>
    <style:style style:name="P11" style:family="paragraph" style:parent-style-name="Standard">
      <style:text-properties fo:font-variant="normal" fo:text-transform="none" fo:color="#333333" style:font-name="Arial1" fo:font-size="8.19999980926514pt" fo:letter-spacing="normal" fo:font-style="normal" fo:font-weight="normal"/>
    </style:style>
    <style:style style:name="P12" style:family="paragraph" style:parent-style-name="Standard">
      <style:text-properties fo:font-variant="normal" fo:text-transform="none" fo:color="#333333" style:font-name="Arial1" fo:font-size="8.19999980926514pt" fo:letter-spacing="normal" fo:font-style="normal" fo:font-weight="normal" style:font-name-complex="Arial4"/>
    </style:style>
    <style:style style:name="P13" style:family="paragraph" style:parent-style-name="Standard">
      <style:text-properties style:font-name="Arial" style:font-name-complex="Arial"/>
    </style:style>
    <style:style style:name="T1" style:family="text">
      <style:text-properties style:font-name="Arial1" style:font-name-complex="Arial4"/>
    </style:style>
    <style:style style:name="T2" style:family="text">
      <style:text-properties style:font-name="Arial1" fo:font-weight="bold" style:font-weight-asian="bold" style:font-name-complex="Arial4"/>
    </style:style>
    <style:style style:name="T3" style:family="text">
      <style:text-properties style:font-name="Arial1" fo:font-weight="normal" style:font-weight-asian="normal" style:font-name-complex="Arial4" style:font-weight-complex="normal"/>
    </style:style>
    <style:style style:name="T4" style:family="text">
      <style:text-properties fo:color="#000000" style:font-name="Arial" fo:font-weight="normal" style:font-weight-asian="normal" style:font-name-complex="Arial" style:font-weight-complex="normal"/>
    </style:style>
    <style:style style:name="T5" style:family="text">
      <style:text-properties fo:color="#000000" style:font-name="Arial" style:font-name-complex="Arial"/>
    </style:style>
    <style:style style:name="T6" style:family="text">
      <style:text-properties fo:color="#000000" style:font-name="Arial" fo:font-weight="normal" style:font-weight-asian="normal" style:font-name-complex="Arial" style:font-weight-complex="normal"/>
    </style:style>
    <style:style style:name="T7" style:family="text">
      <style:text-properties fo:color="#000000" style:font-name="Arial" style:text-underline-style="none" style:font-name-complex="Arial"/>
    </style:style>
    <style:style style:name="T8" style:family="text">
      <style:text-properties fo:font-variant="normal" fo:text-transform="none" fo:color="#333333" style:font-name="Arial1" fo:font-style="normal" fo:font-weight="normal" style:font-name-complex="Arial4"/>
    </style:style>
    <style:style style:name="T9" style:family="text">
      <style:text-properties fo:font-variant="normal" fo:text-transform="none" fo:color="#333333" style:font-name="Arial1" fo:font-size="8.19999980926514pt" fo:letter-spacing="normal" fo:font-style="normal" fo:font-weight="normal" style:font-name-complex="Arial4"/>
    </style:style>
    <style:style style:name="T10" style:family="text">
      <style:text-properties fo:font-variant="normal" fo:text-transform="none" fo:color="#000000" style:font-name="Arial1" fo:font-size="7.59999990463257pt" fo:letter-spacing="normal" fo:font-style="normal" fo:font-weight="normal" style:font-weight-asian="normal" style:font-name-complex="Arial4" style:font-weight-complex="normal"/>
    </style:style>
    <style:style style:name="T11" style:family="text">
      <style:text-properties fo:font-variant="normal" fo:text-transform="none" fo:color="#000000" style:font-name="arial" fo:font-size="7.59999990463257pt" fo:letter-spacing="normal" fo:font-style="normal" fo:font-weight="normal"/>
    </style:style>
    <style:style style:name="T12" style:family="text">
      <style:text-properties fo:font-variant="normal" fo:text-transform="none" fo:color="#000000" fo:font-size="7.59999990463257pt" fo:letter-spacing="normal" fo:font-style="normal" fo:font-weight="normal" style:font-name-complex="Arial4"/>
    </style:style>
    <style:style style:name="T13" style:family="text">
      <style:text-properties fo:font-variant="normal" fo:text-transform="none" fo:color="#205488" style:text-line-through-style="none" style:font-name="Arial2" fo:font-size="8.19999980926514pt" fo:letter-spacing="normal" fo:font-style="normal" style:text-underline-style="none" fo:font-weight="normal" style:text-blinking="false" style:font-name-complex="Arial4"/>
    </style:style>
    <style:style style:name="T14" style:family="text">
      <style:text-properties fo:font-variant="normal" fo:text-transform="none" fo:color="#2970a6" style:text-line-through-style="none" style:font-name="arial" fo:font-size="7.59999990463257pt" fo:letter-spacing="normal" fo:font-style="normal" style:text-underline-style="none" fo:font-weight="bold" style:text-blinking="false"/>
    </style:style>
    <style:style style:name="T15" style:family="text">
      <style:text-properties style:font-name="Arial" fo:font-weight="normal" style:font-weight-asian="normal" style:font-name-complex="Arial" style:font-weight-complex="normal"/>
    </style:style>
    <style:style style:name="T16" style:family="text">
      <style:text-properties style:font-name-complex="Arial4"/>
    </style:style>
    <style:style style:name="T17" style:family="text">
      <style:text-properties fo:color="#444444" style:font-name="Arial2" fo:font-size="16.399999618530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IENCE AND ENGINEERING FACULTY</text:p>
      <text:p text:style-name="P6">INB255 Security</text:p>
      <text:p text:style-name="P2">Semester 1 2014</text:p>
      <text:p text:style-name="P3"/>
      <text:p text:style-name="P7">Security News #10</text:p>
      <text:p text:style-name="P1"/>
      <text:p text:style-name="P5">First submission Article:</text:p>
      <text:p text:style-name="Standard"><text:span text:style-name="T2">Title: </text:span><text:span text:style-name="T4"><text:s/></text:span><text:span text:style-name="T4">Ukrainian hackers claim takedown of NATO Web sites</text:span></text:p>
      <text:p text:style-name="Standard"><text:span text:style-name="T2">Author: <text:s/></text:span><text:span text:style-name="T15">Steven Musil</text:span></text:p>
      <text:p text:style-name="P4">Reference details (if online article, give URL and date accessed): </text:p>
      <text:p text:style-name="Standard"><text:span text:style-name="Internet_20_link"><text:span text:style-name="T7">Steven Musil. (March 2014). Ukrainian hackers claim takedown of NATO Web sites. Retrieved from </text:span></text:span><text:span text:style-name="Internet_20_link"><text:span text:style-name="T5">http://news.cnet.com/8301-1009_3-57620399-83/ukrainian-hackers-claim-takedown-of-nato-web-sites/</text:span></text:span><text:span text:style-name="Internet_20_link"><text:span text:style-name="T7"> on the 17/3/2014</text:span></text:span></text:p>
      <text:p text:style-name="P1"/>
      <text:p text:style-name="P4">Security goals compromised:</text:p>
      <text:p text:style-name="P13">The security goal that was compromised here was availability, as the customers (authorized users) were not able to have access to their various resources.</text:p>
      <text:p text:style-name="P1"/>
      <text:p text:style-name="P4">Threat/vulnerability/attack details:</text:p>
      <text:p text:style-name="P13">The vulnerability for this case is not stated in the article but there would certianly be there for the attackers to have been able to successfully deny the service through the DDoS attack.</text:p>
      <text:p text:style-name="P13">The threat is these attackers, who have the desire and knowledge of attacking with DDoS.</text:p>
      <text:p text:style-name="P13">The attack is these attackers successfully denying the service of the website, compromising availability.</text:p>
      <text:p text:style-name="P4"/>
      <text:p text:style-name="P5">For this submission:</text:p>
      <text:p text:style-name="P5"/>
      <text:p text:style-name="P4">Suggested control measure and explanation:</text:p>
      <text:p text:style-name="Standard"><text:span text:style-name="T1">Technology control measures are certainly the way to go for these types of DDoS attacks. Using the </text:span><text:a xlink:type="simple" xlink:href="http://www.cisco.com/en/US/docs/ios/security/command/reference/sec_i3.html#wp1060585">ip verify unicast reverse-path</text:a><text:span text:style-name="T14"> interface command on the input interface on the router is </text:span><text:span text:style-name="T3">certainly useful against these attacks. This feature checks if </text:span><text:span text:style-name="T10">the source IP address does not contain a route in the CEF tables that points back to the same interface on which the packet arrived. If this is the case then the router automatically drops the packet.</text:span></text:p>
      <text:p text:style-name="Standard"><text:span text:style-name="T2"/></text:p>
      <text:p text:style-name="P4">Limitations of this control measure:</text:p>
      <text:p text:style-name="P9"><text:span text:style-name="T16">Doing so only limits attacks </text:span><text:span text:style-name="T11">that depend on source IP address spoofing. Any other kind of attack is not stopped by </text:span><text:span text:style-name="T12">Using the </text:span><text:a xlink:type="simple" xlink:href="http://www.cisco.com/en/US/docs/ios/security/command/reference/sec_i3.html#wp1060585">ip verify unicast reverse-path</text:a><text:span text:style-name="T14"> </text:span></text:p>
      <text:p text:style-name="P4"/>
      <text:p text:style-name="Standard"><text:span text:style-name="T2">Title</text:span><text:span text:style-name="T1">: </text:span><text:span text:style-name="T8"><text:s/></text:span><text:span text:style-name="T9">Strategies to Protect Against Distributed Denial of Service (DDoS) Attacks</text:span></text:p>
      <text:p text:style-name="Standard"><text:span text:style-name="T2">Author</text:span><text:span text:style-name="T1">: <text:s/></text:span><text:a xlink:type="simple" xlink:href="http://www.emeraldinsight.com/search.htm?ct=all&amp;st1=M.E.+Thomson&amp;fd1=aut&amp;PHPSESSID=nfe6q473a72top52bsgc5bfrm6">C</text:a><text:span text:style-name="T13">ISCO</text:span></text:p>
      <text:p text:style-name="P4">Reference details (if online article, give URL and date accessed): </text:p>
      <text:p text:style-name="P11"><text:span text:style-name="T16">CISCO (2008) </text:span><text:span text:style-name="T17">Strategies to Protect Against Distributed Denial of Service (DDoS) Attacks. Retrieved from </text:span><text:soft-page-break/><text:a xlink:type="simple" xlink:href="http://www.cisco.com/c/en/us/support/docs/security-vpn/kerberos/13634-newsflash.html">http://www.cisco.com/c/en/us/support/docs/security-vpn/kerberos/13634-newsflash.html</text:a><text:span text:style-name="T17"> on the 15/5/2014</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Helvetica, sans-serif"/>
    <style:font-face style:name="Arial3" svg:font-family="Arial, sans-serif"/>
    <style:font-face style:name="Lucida Grande" svg:font-family="'Lucida Grande', helvetica, arial, verdana, sans-serif"/>
    <style:font-face style:name="arial" svg:font-family="arial, helvetica,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9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Francesco Ferraioli</text:p>
        <text:p text:style-name="Header">0832314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ie Simpson</meta:initial-creator>
    <dc:creator>Francesco Ferraioli</dc:creator>
    <meta:editing-cycles>6</meta:editing-cycles>
    <meta:creation-date>2014-04-29T04:06:00</meta:creation-date>
    <dc:date>2014-05-15T21:54:48</dc:date>
    <meta:editing-duration>PT1H13M10S</meta:editing-duration>
    <meta:generator>OpenOffice/4.0.1$Unix OpenOffice.org_project/401m5$Build-9714</meta:generator>
    <meta:document-statistic meta:table-count="0" meta:image-count="0" meta:object-count="0" meta:page-count="2" meta:paragraph-count="26" meta:word-count="307" meta:character-count="2156"/>
    <meta:user-defined meta:name="AppVersion">14.0000</meta:user-defined>
    <meta:user-defined meta:name="Company">Q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